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2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top="0.5cm" fo:margin-bottom="0cm" style:writing-mode="lr-tb"/>
      <style:text-properties style:font-name="Frutiger Light Condensed"/>
    </style:style>
    <style:style style:name="P15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6" style:family="paragraph">
      <style:paragraph-properties fo:margin-top="0.5cm" fo:margin-bottom="0cm" fo:text-align="start"/>
    </style:style>
    <style:style style:name="P17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8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loext:graphic-properties draw:fill-color="#ffffff"/>
      <style:paragraph-properties fo:text-align="start" style:writing-mode="lr-tb"/>
    </style:style>
    <style:style style:name="P21" style:family="paragraph">
      <loext:graphic-properties draw:fill-color="#ffffff"/>
      <style:paragraph-properties fo:text-align="start" style:writing-mode="lr-tb"/>
      <style:text-properties fo:font-size="32pt"/>
    </style:style>
    <style:style style:name="P22" style:family="paragraph">
      <style:text-properties fo:color="#c9211e"/>
    </style:style>
    <style:style style:name="P23" style:family="paragraph">
      <loext:graphic-properties draw:fill-color="#ffffff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Frutiger Light Condense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 fo:font-weight="normal" style:font-weight-asian="normal" style:font-weight-complex="normal"/>
    </style:style>
    <style:style style:name="T8" style:family="text">
      <style:text-properties fo:color="#000000" style:font-name="Frutiger Light Condensed" fo:font-weight="normal" style:font-weight-asian="normal" style:font-weight-complex="normal"/>
    </style:style>
    <style:style style:name="T9" style:family="text">
      <style:text-properties fo:color="#ff0000" style:font-name="Frutiger Light Condensed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Frutiger Light Condensed" fo:font-weight="bold" style:font-weight-asian="bold" style:font-weight-complex="bold"/>
    </style:style>
    <style:style style:name="T13" style:family="text">
      <style:text-properties style:font-name="Frutiger Light Condensed" fo:font-size="10pt" style:font-size-asian="10pt" style:font-size-complex="10pt"/>
    </style:style>
    <style:style style:name="T14" style:family="text">
      <style:text-properties style:text-position="-33% 58%" style:font-name="Frutiger Light Condense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font-size="32pt"/>
    </style:style>
    <style:style style:name="T20" style:family="text">
      <style:text-properties fo:color="#000000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Rigging and bones</text:span></text:p>
              </text:list-item>
              <text:list-item>
                <text:p text:style-name="P9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0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</text:span><text:span text:style-name="T1">in array of images</text:span></text:p>
                <text:list>
                  <text:list-item>
                    <text:p><text:span text:style-name="T3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2"><text:span text:style-name="T4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</text:span><text:span text:style-name="T1">parametric curves and surfaces.</text:span></text:p>
              </text:list-item>
              <text:list-item>
                <text:p><text:span text:style-name="T1">Implicit surfaces form another useful class for modeling </text:span><text:span text:style-name="T1">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</text:span><text:span text:style-name="T1">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</text:span><text:span text:style-name="T1">(x,y,z) is inserted into function</text:span></text:p>
                  </text:list-item>
                  <text:list-item>
                    <text:p><text:span text:style-name="T2">Signed distance: negative if (x,y,z) inside or positive if </text:span><text:span text:style-name="T1">(x,y,z) </text:span><text:span text:style-name="T1">outside will be returned – therefore name </text:span><text:span text:style-name="T5">signed distance </text:span><text:span text:style-name="T5">functions</text:span><text:span text:style-name="T6"> is used</text:span><text:span text:style-name="T5">.</text:span></text:p>
                  </text:list-item>
                  <text:list-item>
                    <text:p><text:span text:style-name="T6">Normal (essential shading information) can be computed using </text:span><text:span text:style-name="T6">partial derivatives – the gradient of f. </text:span><text:span text:style-name="T7">&lt;FORMULA&gt;</text:span></text:p>
                    <text:list>
                      <text:list-item>
                        <text:p><text:span text:style-name="T8">In Practice, central difference can be used for approximating gradient </text:span><text:span text:style-name="T9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&lt;EXAMPLES of SDFs: </text:span><text:span text:style-name="T3">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modeling</text:span></text:p>
          </draw:text-box>
        </draw:frame>
        <draw:frame presentation:style-name="pr7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"/></text:p>
              </text:list-header>
              <text:list-item>
                <text:p text:style-name="P13"><text:span text:style-name="T10">Constructive solid geometry</text:span><text:span text:style-name="T11"> algorithms (subtraction, </text:span><text:span text:style-name="T11">addition - union) can be easily done with them</text:span></text:p>
              </text:list-item>
              <text:list-item>
                <text:p text:style-name="P13"><text:span text:style-name="T11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2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2">Blender metaballs</text:span></text:p>
                  </text:list-item>
                </text:list>
              </text:list-item>
              <text:list-item>
                <text:p text:style-name="P13"><text:span text:style-name="T1">Transformations are done using the inverse transform </text:span><text:span text:style-name="T1">applied to p, e.g., f(p-t)</text:span></text:p>
              </text:list-item>
              <text:list-item>
                <text:p text:style-name="P13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</text:span><text:span text:style-name="T1">and other effects.</text:span></text:p>
                  </text:list-item>
                  <text:list-item>
                    <text:p><text:span text:style-name="T3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</text:span><text:span text:style-name="T1">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5" draw:layer="layout" svg:width="26.67cm" svg:height="0.687cm" svg:x="0.762cm" svg:y="13.97cm">
          <draw:text-box>
            <text:p><text:span text:style-name="T13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</text:span><text:span text:style-name="T1">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3">&lt;example: mesh surface, parametric surface, subdivision </text:span><text:span text:style-name="T3">surface&gt;</text:span></text:p>
            <text:p><text:span text:style-name="T3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4">0</text:span><text:span text:style-name="T1"> is given which specifies control polygon: </text:span><text:span text:style-name="T1">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</text:span><text:span text:style-name="T5">corners are removed</text:span><text:span text:style-name="T1"> P</text:span><text:span text:style-name="T14">0</text:span><text:span text:style-name="T1"> → P</text:span><text:span text:style-name="T14">1</text:span><text:span text:style-name="T1"> → … → P</text:span><text:span text:style-name="T14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</text:span><text:span text:style-name="T1">cut off</text:span></text:p>
                  </text:list-item>
                  <text:list-item>
                    <text:p><text:span text:style-name="T1">Analogy: low-pass filtering – all sharp corners (high frequency) </text:span><text:span text:style-name="T1">are removed.</text:span></text:p>
                  </text:list-item>
                  <text:list-item>
                    <text:p><text:span text:style-name="T3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3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5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</text:span><text:span text:style-name="T1">method to raptly generate smooth curve</text:span></text:p>
              </text:list-item>
              <text:list-item>
                <text:p text:style-name="P16"><text:span text:style-name="T1">Chaikin scheme creates two new vertices between each </text:span><text:span text:style-name="T1">subsequent pairs of vertices</text:span></text:p>
              </text:list-item>
              <text:list-item>
                <text:p text:style-name="P16"><text:span text:style-name="T1">After each step, original vertices are discarded and new </text:span><text:span text:style-name="T1">points are reconnected – new points are created ¼ away </text:span><text:span text:style-name="T1">from original vertices</text:span></text:p>
                <text:list>
                  <text:list-item>
                    <text:p text:style-name="P8"><text:span text:style-name="T3">&lt;image&gt;</text:span></text:p>
                  </text:list-item>
                  <text:list-item>
                    <text:p text:style-name="P8"><text:span text:style-name="T3">&lt;formula&gt;</text:span></text:p>
                  </text:list-item>
                </text:list>
              </text:list-item>
              <text:list-item>
                <text:p text:style-name="P8"><text:span text:style-name="T16">Properties: </text:span></text:p>
                <text:list>
                  <text:list-item>
                    <text:p text:style-name="P8"><text:span text:style-name="T16">This scheme generates quadratic B-spline</text:span></text:p>
                  </text:list-item>
                  <text:list-item>
                    <text:p text:style-name="P8"><text:span text:style-name="T16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6"><text:span text:style-name="T15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5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</text:span><text:span text:style-name="T1">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3">&lt;formula&gt;</text:span></text:p>
                  </text:list-item>
                  <text:list-item>
                    <text:p><text:span text:style-name="T3">&lt;image&gt;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</text:span><text:span text:style-name="T1">subdivision surfaces</text:span></text:p>
              </text:list-item>
              <text:list-item>
                <text:p><text:span text:style-name="T1">Paradigm for defining smooth, continuous surfaces from </text:span><text:span text:style-name="T1">meshes with arbitrary topology</text:span></text:p>
                <text:list>
                  <text:list-item>
                    <text:p><text:span text:style-name="T1">Infinite level of detail is provided: arbitrary number of </text:span><text:span text:style-name="T1">triangles/polygons can be generated</text:span></text:p>
                  </text:list-item>
                  <text:list-item>
                    <text:p><text:span text:style-name="T3">&lt;example&gt;</text:span></text:p>
                  </text:list-item>
                </text:list>
              </text:list-item>
              <text:list-item>
                <text:p><text:span text:style-name="T1">Inspection of continuity is mathematically involved </text:span><text:span text:style-name="T1">process and thus not straightforward.</text:span></text:p>
              </text:list-item>
              <text:list-item>
                <text:p text:style-name="P13"><text:span text:style-name="T1">Simple and easily implemented rules needed for </text:span><text:span text:style-name="T1">subdivision. Two phases, that characterize subdivision </text:span><text:span text:style-name="T1">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</text:span><text:span text:style-name="T1">reconnected for some or all vertices of </text:span><text:span text:style-name="T5">control mesh</text:span><text:span text:style-name="T1"> (initial </text:span><text:span text:style-name="T1">mesh). Different refinement methods exist (e.g., how the </text:span><text:span text:style-name="T1">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</text:span><text:span text:style-name="T1">all vertices in the mesh. Different schemes dictates the </text:span><text:span text:style-name="T1">continuity of surface and whenever the surface is approximating </text:span><text:span text:style-name="T1">or interpolating.</text:span></text:p>
                  </text:list-item>
                  <text:list-item>
                    <text:p><text:span text:style-name="T3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1">Subdivision surfaces: </text:span>Loop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 text:style-name="P13"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Displacement and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><text:span text:style-name="T1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Pixar OpenSubdiv</text:span></text:p>
              </text:list-item>
              <text:list-item>
                <text:p><text:span text:style-name="T1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2" draw:text-style-name="P4" draw:layer="layout" svg:width="25.199cm" svg:height="3.863cm" svg:x="1.4cm" svg:y="0.011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>
          <draw:text-box>
            <text:p text:style-name="P8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Digitaliza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Procedural modeling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</text:span><text:span text:style-name="T1">several enhancements for improving performance </text:span><text:span text:style-name="T1">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</text:span><text:span text:style-name="T1">possible work for GPU and change states as little as </text:span><text:span text:style-name="T1">possible</text:span></text:p>
              </text:list-item>
              <text:list-item>
                <text:p><text:span text:style-name="T1">To do so, texture alas can be used: putting several images </text:span><text:span text:style-name="T1">(subtextures) into single larger image</text:span></text:p>
                <text:list>
                  <text:list-item>
                    <text:p><text:span text:style-name="T3">Example</text:span></text:p>
                  </text:list-item>
                </text:list>
              </text:list-item>
              <text:list-item>
                <text:p><text:span text:style-name="T16">Optimization of image texture as well as their mipmaps is </text:span><text:span text:style-name="T16">imporant for efficient storage and retreval</text:span></text:p>
              </text:list-item>
              <text:list-item>
                <text:p><text:span text:style-name="T16">Problems:</text:span></text:p>
                <text:list>
                  <text:list-item>
                    <text:p><text:span text:style-name="T20">Wrapping/repeating and mirror modes affect the </text:span><text:span text:style-name="T20">whole texture rather than subtextures</text:span></text:p>
                  </text:list-item>
                  <text:list-item>
                    <text:p><text:span text:style-name="T20">Mipmapping must be done before creating the atlas </text:span><text:span text:style-name="T20">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</text:span><text:span text:style-name="T1">small texture</text:span></text:p>
                  </text:list-item>
                  <text:list-item>
                    <text:p><text:span text:style-name="T1">This approach doesn’t require unique texture coordinates over </text:span><text:span text:style-name="T1">mesh and thus no artifacts over seams of disconnected parts of </text:span><text:span text:style-name="T1">texture atlas are present</text:span></text:p>
                  </text:list-item>
                  <text:list-item>
                    <text:p><text:span text:style-name="T1">Widely used in animation: for painting texture on 3D models </text:span><text:span text:style-name="T1">directly</text:span></text:p>
                  </text:list-item>
                  <text:list-item>
                    <text:p><text:span text:style-name="T3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</text:span><text:span text:style-name="T1">mipmap heirarchy and MSAA settings</text:span></text:p>
              </text:list-item>
              <text:list-item>
                <text:p><text:span text:style-name="T1">Avoids problems with mipmapping and repeat modes </text:span><text:span text:style-name="T1">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Bindless texture: API not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Texture compres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9"><text:span text:style-name="T1">Looking at brick wall, we can see that under some angle </text:span><text:span text:style-name="T1">we wouldn’t see mortar between bricks</text:span></text:p>
              </text:list-item>
              <text:list-item>
                <text:p text:style-name="P9"><text:span text:style-name="T1">This is not possible with normal/bump mapping since only </text:span><text:span text:style-name="T1">normal is changed and no real geometry is generated.</text:span></text:p>
                <text:list>
                  <text:list-item>
                    <text:p text:style-name="P9"><text:span text:style-name="T1">Bumps never shift location with view location</text:span></text:p>
                  </text:list-item>
                  <text:list-item>
                    <text:p text:style-name="P9"><text:span text:style-name="T1">Nor bumps block each other</text:span></text:p>
                  </text:list-item>
                </text:list>
              </text:list-item>
              <text:list-item>
                <text:p text:style-name="P9"><text:span text:style-name="T21">Parallax</text:span> - positions of objects move relative to one another as the observer moves.</text:p>
              </text:list-item>
              <text:list-item>
                <text:p text:style-name="P9">Key idea of parallax mapping is to approximate what should be seen in a pixel by examining the height of what was found before.</text:p>
              </text:list-item>
              <text:list-item>
                <text:p text:style-name="P9"><text:span text:style-name="T18">TODO</text:span>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9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</text:span><text:span text:style-name="T1">coordinate vector that specifies direction of ray pointing </text:span><text:span text:style-name="T1">from center or cube to outward.</text:span></text:p>
              </text:list-item>
              <text:list-item>
                <text:p><text:span text:style-name="T1">Environment mapping is done with cube map so that </text:span><text:span text:style-name="T1">HDRI image is used as faces of the cube.</text:span></text:p>
              </text:list-item>
              <text:list-item>
                <text:p><text:span text:style-name="T1">Camera is always in the center of the cube so that </text:span><text:span text:style-name="T1">environment doesn’t move as camera moves.</text:span></text:p>
              </text:list-item>
              <text:list-item>
                <text:p><text:span text:style-name="T3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8">Textured lights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item>
                <text:p text:style-name="P22"><text:span text:style-name="T1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8">IES profiles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item>
                <text:p text:style-name="P22"><text:span text:style-name="T1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8">Shadows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item>
                <text:p text:style-name="P22"><text:span text:style-name="T1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9T08:56:17.567367517</dc:date>
    <meta:editing-duration>PT4H49M40S</meta:editing-duration>
    <meta:editing-cycles>150</meta:editing-cycles>
    <meta:document-statistic meta:object-count="230"/>
  </office:meta>
</office:document-meta>
</file>